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09"/>
    <style:style style:name="ce4" style:family="table-cell" style:parent-style-name="Default" style:data-style-name="N0">
      <style:table-cell-properties fo:background-color="#ffcc00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fo:background-color="#ff6600"/>
    </style:style>
    <style:style style:name="ce7" style:family="table-cell" style:parent-style-name="Default" style:data-style-name="N109">
      <style:text-properties fo:color="#141312"/>
    </style:style>
    <style:style style:name="ce8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2">
      <style:text-properties style:font-name="Arial" style:font-name-asian="Arial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42.81mm" svg:y="32.6mm">
            <loext:p draw:notify-on-update-of-ranges="Sheet1.A8:Sheet1.A43 Sheet1.B8:Sheet1.B43 Sheet1.A43:Sheet1.A70 Sheet1.D43:Sheet1.D70 Sheet1.A43:Sheet1.A70 Sheet1.E43:Sheet1.E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18" table:default-cell-style-name="ce1"/>
        <table:table-column table:style-name="co2" table:default-cell-style-name="ce1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complet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date" office:date-value="2013-01-01" calcext:value-type="date">
            <text:p>01-01-13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2-01" calcext:value-type="date">
            <text:p>01-02-13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3-01" calcext:value-type="date">
            <text:p>01-03-13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4-01" calcext:value-type="date">
            <text:p>01-04-13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5-01" calcext:value-type="date">
            <text:p>01-05-13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6-01" calcext:value-type="date">
            <text:p>01-06-13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7-01" calcext:value-type="date">
            <text:p>01-07-13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8-01" calcext:value-type="date">
            <text:p>01-08-13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09-01" calcext:value-type="date">
            <text:p>01-09-13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10-01" calcext:value-type="date">
            <text:p>01-10-13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11-01" calcext:value-type="date">
            <text:p>01-11-13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3-12-01" calcext:value-type="date">
            <text:p>01-12-13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1-01" calcext:value-type="date">
            <text:p>01-01-14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2-01" calcext:value-type="date">
            <text:p>01-02-14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3-01" calcext:value-type="date">
            <text:p>01-03-14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4-01" calcext:value-type="date">
            <text:p>01-04-14</text:p>
          </table:table-cell>
          <table:table-cell office:value-type="float" office:value="135" calcext:value-type="float">
            <text:p>135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date" office:date-value="2014-05-01" calcext:value-type="date">
            <text:p>01-05-14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6-01" calcext:value-type="date">
            <text:p>01-06-14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7-01" calcext:value-type="date">
            <text:p>01-07-14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8-01" calcext:value-type="date">
            <text:p>01-08-14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9-01" calcext:value-type="date">
            <text:p>01-09-14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10-01" calcext:value-type="date">
            <text:p>01-10-14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calc Add</text:p>
          </table:table-cell>
          <table:table-cell table:style-name="ce6" office:value-type="string" calcext:value-type="string">
            <text:p>calc Mul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01" calcext:value-type="date">
            <text:p>01-11-14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9" table:formula="of:=FORECAST.ETS.STAT([.B$8:.B$43];[.A$8:.A$43];[.E30:.E38];[.B$3];[.B$4];[.B$5])" office:value-type="float" office:value="0.5" calcext:value-type="float">
            <text:p>0,5000</text:p>
          </table:table-cell>
          <table:table-cell table:style-name="ce3" table:number-matrix-columns-spanned="1" table:number-matrix-rows-spanned="8" table:formula="of:=FORECAST.ETS.STAT.MULT([.B$8:.B$43];[.A$8:.A$43];[.E30:.E37];[.B$3];[.B$4];[.B$5])" office:value-type="float" office:value="0.51171875" calcext:value-type="float">
            <text:p>0,51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01" calcext:value-type="date">
            <text:p>01-12-14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"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244140625" calcext:value-type="float">
            <text:p>0,0244</text:p>
          </table:table-cell>
          <table:table-cell table:style-name="ce3" office:value-type="float" office:value="0.0810546875" calcext:value-type="float">
            <text:p>0,08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01" calcext:value-type="date">
            <text:p>01-01-1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3" office:value-type="string" calcext:value-type="string">
            <text:p>gamma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.7666015625" calcext:value-type="float">
            <text:p>0,7666</text:p>
          </table:table-cell>
          <table:table-cell table:style-name="ce3" office:value-type="float" office:value="0" calcext:value-type="float">
            <text:p>0,0000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date" office:date-value="2015-02-01" calcext:value-type="date">
            <text:p>01-02-1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AS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285420294160379" calcext:value-type="float">
            <text:p>0,2854</text:p>
          </table:table-cell>
          <table:table-cell table:style-name="ce3" office:value-type="float" office:value="0.243024634011384" calcext:value-type="float">
            <text:p>0,2430</text:p>
          </table:table-cell>
          <table:table-cell table:style-name="Default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2" office:value-type="date" office:date-value="2015-03-01" calcext:value-type="date">
            <text:p>01-03-1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SMAP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0246053584259227" calcext:value-type="float">
            <text:p>0,0246</text:p>
          </table:table-cell>
          <table:table-cell table:style-name="ce3" office:value-type="float" office:value="0.0210523304820451" calcext:value-type="float">
            <text:p>0,0211</text:p>
          </table:table-cell>
          <table:table-cell table:style-name="Default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2" office:value-type="date" office:date-value="2015-04-01" calcext:value-type="date">
            <text:p>01-04-15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.72725325315318" calcext:value-type="float">
            <text:p>3,7273</text:p>
          </table:table-cell>
          <table:table-cell table:style-name="ce3" office:value-type="float" office:value="3.17361580885454" calcext:value-type="float">
            <text:p>3,1736</text:p>
          </table:table-cell>
          <table:table-cell table:style-name="Default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2" office:value-type="date" office:date-value="2015-05-01" calcext:value-type="date">
            <text:p>01-05-15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.48518325103345" calcext:value-type="float">
            <text:p>5,4852</text:p>
          </table:table-cell>
          <table:table-cell table:style-name="ce3" office:value-type="float" office:value="5.03536471769304" calcext:value-type="float">
            <text:p>5,0354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date" office:date-value="2015-06-01" calcext:value-type="date">
            <text:p>01-06-1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step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" calcext:value-type="float">
            <text:p>1,0000</text:p>
          </table:table-cell>
          <table:table-cell table:style-name="ce3" office:value-type="float" office:value="1" calcext:value-type="float">
            <text:p>1,0000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date" office:date-value="2015-07-01" calcext:value-type="date">
            <text:p>01-07-15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Default" office:value-type="string" calcext:value-type="string">
            <text:p>period length</text:p>
          </table:table-cell>
          <table:table-cell table:style-name="Default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date" office:date-value="2015-08-01" calcext:value-type="date">
            <text:p>01-08-15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Default"/>
          <table:table-cell table:style-name="ce3"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date" office:date-value="2015-09-01" calcext:value-type="date">
            <text:p>01-09-15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Default"/>
          <table:table-cell table:style-name="ce3"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date" office:date-value="2015-10-01" calcext:value-type="date">
            <text:p>01-10-15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4" office:value-type="string" calcext:value-type="string">
            <text:p>calc Add</text:p>
          </table:table-cell>
          <table:table-cell table:style-name="ce6" office:value-type="string" calcext:value-type="string">
            <text:p>calc Mult</text:p>
          </table:table-cell>
          <table:table-cell table:style-name="Default" table:number-columns-repeated="2"/>
          <table:table-cell table:style-name="ce4" office:value-type="string" calcext:value-type="string">
            <text:p>calc Add</text:p>
          </table:table-cell>
          <table:table-cell table:style-name="ce6" office:value-type="string" calcext:value-type="string">
            <text:p>calc Mult</text:p>
          </table:table-cell>
          <table:table-cell table:style-name="Default" table:number-columns-repeated="3"/>
          <table:table-cell table:style-name="ce9"/>
          <table:table-cell table:number-columns-repeated="1011"/>
        </table:table-row>
        <table:table-row table:style-name="ro1">
          <table:table-cell table:style-name="ce2" office:value-type="date" office:date-value="2015-11-01" calcext:value-type="date">
            <text:p>01-11-15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Default" table:formula="of:=FORMULA([.D43])" office:value-type="string" office:string-value="{=FORECAST.ETS.ADD(A43:A70;B$8:B$43;A$8:A$43;B$3;B$4;B$5)}" calcext:value-type="string">
            <text:p>{=FORECAST.ETS.ADD(A43:A70;B$8:B$43;A$8:A$43;B$3;B$4;B$5)}</text:p>
          </table:table-cell>
          <table:table-cell table:style-name="Default" table:formula="of:=FORMULA([.E43])" office:value-type="string" office:string-value="{=FORECAST.ETS.MULT(A43:A70;B$8:B$43;A$8:A$43;B$3;B$4;B$5)}" calcext:value-type="string">
            <text:p>{=FORECAST.ETS.MULT(A43:A70;B$8:B$43;A$8:A$43;B$3;B$4;B$5)}</text:p>
          </table:table-cell>
          <table:table-cell table:style-name="ce9"/>
          <table:table-cell office:value-type="float" office:value="0.95" calcext:value-type="float">
            <text:p>0,95</text:p>
          </table:table-cell>
          <table:table-cell table:style-name="Default" table:formula="of:=FORMULA([.H44])" office:value-type="string" office:string-value="{=FORECAST.ETS.PI.ADD(A44:A70;B$8:B$43;A$8:A$43;$G$42;B$3;B$4;B$5)}" calcext:value-type="string">
            <text:p>{=FORECAST.ETS.PI.ADD(A44:A70;B$8:B$43;A$8:A$43;$G$42;B$3;B$4;B$5)}</text:p>
          </table:table-cell>
          <table:table-cell table:style-name="Default" table:formula="of:=FORMULA([.I44])" office:value-type="string" office:string-value="{=FORECAST.ETS.PI.MULT(A44:A70;B$8:B$43;A$8:A$43;$G$42;B$3;B$4;B$5)}" calcext:value-type="string">
            <text:p>{=FORECAST.ETS.PI.MULT(A44:A70;B$8:B$43;A$8:A$43;$G$42;B$3;B$4;B$5)}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5-12-01" calcext:value-type="date">
            <text:p>01-12-15</text:p>
          </table:table-cell>
          <table:table-cell office:value-type="float" office:value="166" calcext:value-type="float">
            <text:p>166</text:p>
          </table:table-cell>
          <table:table-cell table:style-name="Default"/>
          <table:table-cell table:style-name="ce5" table:number-matrix-columns-spanned="1" table:number-matrix-rows-spanned="28" table:formula="of:=FORECAST.ETS([.A43:.A70];[.B$8:.B$43];[.A$8:.A$43];[.B$3];[.B$4];[.B$5])" office:value-type="float" office:value="166" calcext:value-type="float">
            <text:p>166,00</text:p>
          </table:table-cell>
          <table:table-cell table:style-name="ce5" table:number-matrix-columns-spanned="1" table:number-matrix-rows-spanned="28" table:formula="of:=FORECAST.ETS.MULT([.A43:.A70];[.B$8:.B$43];[.A$8:.A$43];[.B$3];[.B$4];[.B$5])" office:value-type="float" office:value="166" calcext:value-type="float">
            <text:p>166,00</text:p>
          </table:table-cell>
          <table:table-cell table:style-name="ce5"/>
          <table:table-cell table:number-columns-repeated="3"/>
          <table:table-cell table:style-name="Default" table:number-columns-repeated="3"/>
          <table:table-cell table:style-name="ce9"/>
          <table:table-cell table:number-columns-repeated="1011"/>
        </table:table-row>
        <table:table-row table:style-name="ro1">
          <table:table-cell table:style-name="ce2" office:value-type="date" office:date-value="2016-01-01" calcext:value-type="date">
            <text:p>01-01-16</text:p>
          </table:table-cell>
          <table:table-cell/>
          <table:table-cell table:style-name="Default"/>
          <table:table-cell table:style-name="ce5" office:value-type="float" office:value="165.563797808596" calcext:value-type="float">
            <text:p>165,56</text:p>
          </table:table-cell>
          <table:table-cell table:style-name="ce5" office:value-type="float" office:value="173.745949032818" calcext:value-type="float">
            <text:p>173,75</text:p>
          </table:table-cell>
          <table:table-cell table:style-name="ce5"/>
          <table:table-cell table:style-name="Default"/>
          <table:table-cell table:style-name="ce10" table:number-matrix-columns-spanned="1" table:number-matrix-rows-spanned="27" table:formula="of:=FORECAST.ETS.CONFINT([.A44:.A70];[.B$8:.B$43];[.A$8:.A$43];[.$G$42];[.B$3];[.B$4];[.B$5])" office:value-type="float" office:value="8.68469866744346" calcext:value-type="float">
            <text:p>8,68</text:p>
          </table:table-cell>
          <table:table-cell table:style-name="ce10" table:number-matrix-columns-spanned="1" table:number-matrix-rows-spanned="27" table:formula="of:=FORECAST.ETS.PI.MULT([.A44:.A70];[.B$8:.B$43];[.A$8:.A$43];[.$G$42];[.B$3];[.B$4];[.B$5])" office:value-type="float" office:value="8.23137365165621" calcext:value-type="float">
            <text:p>8,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2-01" calcext:value-type="date">
            <text:p>01-02-16</text:p>
          </table:table-cell>
          <table:table-cell/>
          <table:table-cell table:style-name="Default"/>
          <table:table-cell table:style-name="ce5" office:value-type="float" office:value="174.139252403617" calcext:value-type="float">
            <text:p>174,14</text:p>
          </table:table-cell>
          <table:table-cell table:style-name="ce5" office:value-type="float" office:value="183.787265957111" calcext:value-type="float">
            <text:p>183,79</text:p>
          </table:table-cell>
          <table:table-cell table:style-name="ce5"/>
          <table:table-cell/>
          <table:table-cell table:style-name="ce5" office:value-type="float" office:value="9.2156295225181" calcext:value-type="float">
            <text:p>9,22</text:p>
          </table:table-cell>
          <table:table-cell table:style-name="ce5" office:value-type="float" office:value="9.26140951930304" calcext:value-type="float">
            <text:p>9,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3-01" calcext:value-type="date">
            <text:p>01-03-16</text:p>
          </table:table-cell>
          <table:table-cell/>
          <table:table-cell table:style-name="Default"/>
          <table:table-cell table:style-name="ce5" office:value-type="float" office:value="195.278082026658" calcext:value-type="float">
            <text:p>195,28</text:p>
          </table:table-cell>
          <table:table-cell table:style-name="ce5" office:value-type="float" office:value="206.399165266807" calcext:value-type="float">
            <text:p>206,40</text:p>
          </table:table-cell>
          <table:table-cell table:style-name="ce5"/>
          <table:table-cell/>
          <table:table-cell table:style-name="ce5" office:value-type="float" office:value="9.79461179128353" calcext:value-type="float">
            <text:p>9,79</text:p>
          </table:table-cell>
          <table:table-cell table:style-name="ce5" office:value-type="float" office:value="9.36308077175957" calcext:value-type="float">
            <text:p>9,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4-01" calcext:value-type="date">
            <text:p>01-04-16</text:p>
          </table:table-cell>
          <table:table-cell/>
          <table:table-cell table:style-name="Default"/>
          <table:table-cell table:style-name="ce5" office:value-type="float" office:value="185.339158243359" calcext:value-type="float">
            <text:p>185,34</text:p>
          </table:table-cell>
          <table:table-cell table:style-name="ce5" office:value-type="float" office:value="202.483337817381" calcext:value-type="float">
            <text:p>202,48</text:p>
          </table:table-cell>
          <table:table-cell table:style-name="ce5"/>
          <table:table-cell/>
          <table:table-cell table:style-name="ce5" office:value-type="float" office:value="11.1050376454076" calcext:value-type="float">
            <text:p>11,11</text:p>
          </table:table-cell>
          <table:table-cell table:style-name="ce5" office:value-type="float" office:value="10.735555259966" calcext:value-type="float">
            <text:p>10,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5-01" calcext:value-type="date">
            <text:p>01-05-16</text:p>
          </table:table-cell>
          <table:table-cell/>
          <table:table-cell table:style-name="Default"/>
          <table:table-cell table:style-name="ce5" office:value-type="float" office:value="185.286794596348" calcext:value-type="float">
            <text:p>185,29</text:p>
          </table:table-cell>
          <table:table-cell table:style-name="ce5" office:value-type="float" office:value="190.641123921524" calcext:value-type="float">
            <text:p>190,64</text:p>
          </table:table-cell>
          <table:table-cell table:style-name="ce5"/>
          <table:table-cell/>
          <table:table-cell table:style-name="ce5" office:value-type="float" office:value="11.0895063888402" calcext:value-type="float">
            <text:p>11,09</text:p>
          </table:table-cell>
          <table:table-cell table:style-name="ce5" office:value-type="float" office:value="11.2352682753244" calcext:value-type="float">
            <text:p>11,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6-01" calcext:value-type="date">
            <text:p>01-06-16</text:p>
          </table:table-cell>
          <table:table-cell/>
          <table:table-cell table:style-name="Default"/>
          <table:table-cell table:style-name="ce5" office:value-type="float" office:value="196.644723155341" calcext:value-type="float">
            <text:p>196,64</text:p>
          </table:table-cell>
          <table:table-cell table:style-name="ce5" office:value-type="float" office:value="213.483211306267" calcext:value-type="float">
            <text:p>213,48</text:p>
          </table:table-cell>
          <table:table-cell table:style-name="ce5"/>
          <table:table-cell/>
          <table:table-cell table:style-name="ce5" office:value-type="float" office:value="10.7636016302168" calcext:value-type="float">
            <text:p>10,76</text:p>
          </table:table-cell>
          <table:table-cell table:style-name="ce5" office:value-type="float" office:value="13.0399676937519" calcext:value-type="float">
            <text:p>13,0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7-01" calcext:value-type="date">
            <text:p>01-07-16</text:p>
          </table:table-cell>
          <table:table-cell/>
          <table:table-cell table:style-name="Default"/>
          <table:table-cell table:style-name="ce5" office:value-type="float" office:value="215.059081287518" calcext:value-type="float">
            <text:p>215,06</text:p>
          </table:table-cell>
          <table:table-cell table:style-name="ce5" office:value-type="float" office:value="234.886744883615" calcext:value-type="float">
            <text:p>234,89</text:p>
          </table:table-cell>
          <table:table-cell table:style-name="ce5"/>
          <table:table-cell/>
          <table:table-cell table:style-name="ce5" office:value-type="float" office:value="11.1190435406535" calcext:value-type="float">
            <text:p>11,12</text:p>
          </table:table-cell>
          <table:table-cell table:style-name="ce5" office:value-type="float" office:value="14.6633448975232" calcext:value-type="float">
            <text:p>14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8-01" calcext:value-type="date">
            <text:p>01-08-16</text:p>
          </table:table-cell>
          <table:table-cell/>
          <table:table-cell table:style-name="Default"/>
          <table:table-cell table:style-name="ce5" office:value-type="float" office:value="213.233880889475" calcext:value-type="float">
            <text:p>213,23</text:p>
          </table:table-cell>
          <table:table-cell table:style-name="ce5" office:value-type="float" office:value="235.718895043652" calcext:value-type="float">
            <text:p>235,72</text:p>
          </table:table-cell>
          <table:table-cell table:style-name="ce5"/>
          <table:table-cell/>
          <table:table-cell table:style-name="ce5" office:value-type="float" office:value="12.510509679348" calcext:value-type="float">
            <text:p>12,51</text:p>
          </table:table-cell>
          <table:table-cell table:style-name="ce5" office:value-type="float" office:value="15.749207431769" calcext:value-type="float">
            <text:p>15,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09-01" calcext:value-type="date">
            <text:p>01-09-16</text:p>
          </table:table-cell>
          <table:table-cell/>
          <table:table-cell table:style-name="Default"/>
          <table:table-cell table:style-name="ce5" office:value-type="float" office:value="198.870060704206" calcext:value-type="float">
            <text:p>198,87</text:p>
          </table:table-cell>
          <table:table-cell table:style-name="ce5" office:value-type="float" office:value="217.358909191697" calcext:value-type="float">
            <text:p>217,36</text:p>
          </table:table-cell>
          <table:table-cell table:style-name="ce5"/>
          <table:table-cell/>
          <table:table-cell table:style-name="ce5" office:value-type="float" office:value="12.5734434384693" calcext:value-type="float">
            <text:p>12,57</text:p>
          </table:table-cell>
          <table:table-cell table:style-name="ce5" office:value-type="float" office:value="15.5716975023272" calcext:value-type="float">
            <text:p>15,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10-01" calcext:value-type="date">
            <text:p>01-10-16</text:p>
          </table:table-cell>
          <table:table-cell/>
          <table:table-cell table:style-name="Default"/>
          <table:table-cell table:style-name="ce5" office:value-type="float" office:value="177.979089522812" calcext:value-type="float">
            <text:p>177,98</text:p>
          </table:table-cell>
          <table:table-cell table:style-name="ce5" office:value-type="float" office:value="190.836835067215" calcext:value-type="float">
            <text:p>190,84</text:p>
          </table:table-cell>
          <table:table-cell table:style-name="ce5"/>
          <table:table-cell/>
          <table:table-cell table:style-name="ce5" office:value-type="float" office:value="13.7035276128337" calcext:value-type="float">
            <text:p>13,70</text:p>
          </table:table-cell>
          <table:table-cell table:style-name="ce5" office:value-type="float" office:value="15.2165979723935" calcext:value-type="float">
            <text:p>15,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11-01" calcext:value-type="date">
            <text:p>01-11-16</text:p>
          </table:table-cell>
          <table:table-cell/>
          <table:table-cell table:style-name="Default"/>
          <table:table-cell table:style-name="ce5" office:value-type="float" office:value="163.021991570337" calcext:value-type="float">
            <text:p>163,02</text:p>
          </table:table-cell>
          <table:table-cell table:style-name="ce5" office:value-type="float" office:value="167.338929526706" calcext:value-type="float">
            <text:p>167,34</text:p>
          </table:table-cell>
          <table:table-cell table:style-name="ce5"/>
          <table:table-cell/>
          <table:table-cell table:style-name="ce5" office:value-type="float" office:value="14.248743149088" calcext:value-type="float">
            <text:p>14,25</text:p>
          </table:table-cell>
          <table:table-cell table:style-name="ce5" office:value-type="float" office:value="13.5616236968308" calcext:value-type="float">
            <text:p>13,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6-12-01" calcext:value-type="date">
            <text:p>01-12-16</text:p>
          </table:table-cell>
          <table:table-cell/>
          <table:table-cell table:style-name="Default"/>
          <table:table-cell table:style-name="ce5" office:value-type="float" office:value="184.246477235911" calcext:value-type="float">
            <text:p>184,25</text:p>
          </table:table-cell>
          <table:table-cell table:style-name="ce5" office:value-type="float" office:value="190.487537765425" calcext:value-type="float">
            <text:p>190,49</text:p>
          </table:table-cell>
          <table:table-cell table:style-name="ce5"/>
          <table:table-cell/>
          <table:table-cell table:style-name="ce5" office:value-type="float" office:value="14.458590673791" calcext:value-type="float">
            <text:p>14,46</text:p>
          </table:table-cell>
          <table:table-cell table:style-name="ce5" office:value-type="float" office:value="15.8110323765727" calcext:value-type="float">
            <text:p>15,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1-01" calcext:value-type="date">
            <text:p>01-01-17</text:p>
          </table:table-cell>
          <table:table-cell/>
          <table:table-cell table:style-name="Default"/>
          <table:table-cell table:style-name="ce5" office:value-type="float" office:value="183.063925853482" calcext:value-type="float">
            <text:p>183,06</text:p>
          </table:table-cell>
          <table:table-cell table:style-name="ce5" office:value-type="float" office:value="200.127359722618" calcext:value-type="float">
            <text:p>200,13</text:p>
          </table:table-cell>
          <table:table-cell table:style-name="ce5"/>
          <table:table-cell/>
          <table:table-cell table:style-name="ce5" office:value-type="float" office:value="15.762191316344" calcext:value-type="float">
            <text:p>15,76</text:p>
          </table:table-cell>
          <table:table-cell table:style-name="ce5" office:value-type="float" office:value="17.1067783129526" calcext:value-type="float">
            <text:p>17,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2-01" calcext:value-type="date">
            <text:p>01-02-17</text:p>
          </table:table-cell>
          <table:table-cell/>
          <table:table-cell table:style-name="Default"/>
          <table:table-cell table:style-name="ce5" office:value-type="float" office:value="191.639380448504" calcext:value-type="float">
            <text:p>191,64</text:p>
          </table:table-cell>
          <table:table-cell table:style-name="ce5" office:value-type="float" office:value="211.344649681028" calcext:value-type="float">
            <text:p>211,34</text:p>
          </table:table-cell>
          <table:table-cell table:style-name="ce5"/>
          <table:table-cell/>
          <table:table-cell table:style-name="ce5" office:value-type="float" office:value="17.0982008291879" calcext:value-type="float">
            <text:p>17,10</text:p>
          </table:table-cell>
          <table:table-cell table:style-name="ce5" office:value-type="float" office:value="18.7956640332949" calcext:value-type="float">
            <text:p>18,8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3-01" calcext:value-type="date">
            <text:p>01-03-17</text:p>
          </table:table-cell>
          <table:table-cell/>
          <table:table-cell table:style-name="Default"/>
          <table:table-cell table:style-name="ce5" office:value-type="float" office:value="212.778210071544" calcext:value-type="float">
            <text:p>212,78</text:p>
          </table:table-cell>
          <table:table-cell table:style-name="ce5" office:value-type="float" office:value="236.965090983393" calcext:value-type="float">
            <text:p>236,97</text:p>
          </table:table-cell>
          <table:table-cell table:style-name="ce5"/>
          <table:table-cell/>
          <table:table-cell table:style-name="ce5" office:value-type="float" office:value="17.2730701062192" calcext:value-type="float">
            <text:p>17,27</text:p>
          </table:table-cell>
          <table:table-cell table:style-name="ce5" office:value-type="float" office:value="21.7098183861302" calcext:value-type="float">
            <text:p>21,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1" calcext:value-type="date">
            <text:p>01-04-17</text:p>
          </table:table-cell>
          <table:table-cell/>
          <table:table-cell table:style-name="Default"/>
          <table:table-cell table:style-name="ce5" office:value-type="float" office:value="202.839286288246" calcext:value-type="float">
            <text:p>202,84</text:p>
          </table:table-cell>
          <table:table-cell table:style-name="ce5" office:value-type="float" office:value="232.103818773717" calcext:value-type="float">
            <text:p>232,10</text:p>
          </table:table-cell>
          <table:table-cell table:style-name="ce5"/>
          <table:table-cell/>
          <table:table-cell table:style-name="ce5" office:value-type="float" office:value="17.1747848773202" calcext:value-type="float">
            <text:p>17,17</text:p>
          </table:table-cell>
          <table:table-cell table:style-name="ce5" office:value-type="float" office:value="22.8709132710497" calcext:value-type="float">
            <text:p>22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5-01" calcext:value-type="date">
            <text:p>01-05-17</text:p>
          </table:table-cell>
          <table:table-cell/>
          <table:table-cell table:style-name="Default"/>
          <table:table-cell table:style-name="ce5" office:value-type="float" office:value="202.786922641234" calcext:value-type="float">
            <text:p>202,79</text:p>
          </table:table-cell>
          <table:table-cell table:style-name="ce5" office:value-type="float" office:value="218.193378775663" calcext:value-type="float">
            <text:p>218,19</text:p>
          </table:table-cell>
          <table:table-cell table:style-name="ce5"/>
          <table:table-cell/>
          <table:table-cell table:style-name="ce5" office:value-type="float" office:value="18.0527055855898" calcext:value-type="float">
            <text:p>18,05</text:p>
          </table:table-cell>
          <table:table-cell table:style-name="ce5" office:value-type="float" office:value="23.2332677739178" calcext:value-type="float">
            <text:p>23,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6-01" calcext:value-type="date">
            <text:p>01-06-17</text:p>
          </table:table-cell>
          <table:table-cell/>
          <table:table-cell table:style-name="Default"/>
          <table:table-cell table:style-name="ce5" office:value-type="float" office:value="214.144851200228" calcext:value-type="float">
            <text:p>214,14</text:p>
          </table:table-cell>
          <table:table-cell table:style-name="ce5" office:value-type="float" office:value="243.969532849646" calcext:value-type="float">
            <text:p>243,97</text:p>
          </table:table-cell>
          <table:table-cell table:style-name="ce5"/>
          <table:table-cell/>
          <table:table-cell table:style-name="ce5" office:value-type="float" office:value="18.4510163078175" calcext:value-type="float">
            <text:p>18,45</text:p>
          </table:table-cell>
          <table:table-cell table:style-name="ce5" office:value-type="float" office:value="26.6217733140281" calcext:value-type="float">
            <text:p>26,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7-01" calcext:value-type="date">
            <text:p>01-07-17</text:p>
          </table:table-cell>
          <table:table-cell/>
          <table:table-cell table:style-name="Default"/>
          <table:table-cell table:style-name="ce5" office:value-type="float" office:value="232.559209332405" calcext:value-type="float">
            <text:p>232,56</text:p>
          </table:table-cell>
          <table:table-cell table:style-name="ce5" office:value-type="float" office:value="268.03510577085" calcext:value-type="float">
            <text:p>268,04</text:p>
          </table:table-cell>
          <table:table-cell table:style-name="ce5"/>
          <table:table-cell/>
          <table:table-cell table:style-name="ce5" office:value-type="float" office:value="19.6102436771002" calcext:value-type="float">
            <text:p>19,61</text:p>
          </table:table-cell>
          <table:table-cell table:style-name="ce5" office:value-type="float" office:value="29.8457489226589" calcext:value-type="float">
            <text:p>29,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8-01" calcext:value-type="date">
            <text:p>01-08-17</text:p>
          </table:table-cell>
          <table:table-cell/>
          <table:table-cell table:style-name="Default"/>
          <table:table-cell table:style-name="ce5" office:value-type="float" office:value="230.734008934362" calcext:value-type="float">
            <text:p>230,73</text:p>
          </table:table-cell>
          <table:table-cell table:style-name="ce5" office:value-type="float" office:value="268.59802115122" calcext:value-type="float">
            <text:p>268,60</text:p>
          </table:table-cell>
          <table:table-cell table:style-name="ce5"/>
          <table:table-cell/>
          <table:table-cell table:style-name="ce5" office:value-type="float" office:value="20.4324467373635" calcext:value-type="float">
            <text:p>20,43</text:p>
          </table:table-cell>
          <table:table-cell table:style-name="ce5" office:value-type="float" office:value="30.7164835051018" calcext:value-type="float">
            <text:p>30,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9-01" calcext:value-type="date">
            <text:p>01-09-17</text:p>
          </table:table-cell>
          <table:table-cell/>
          <table:table-cell table:style-name="Default"/>
          <table:table-cell table:style-name="ce5" office:value-type="float" office:value="216.370188749093" calcext:value-type="float">
            <text:p>216,37</text:p>
          </table:table-cell>
          <table:table-cell table:style-name="ce5" office:value-type="float" office:value="247.328741800136" calcext:value-type="float">
            <text:p>247,33</text:p>
          </table:table-cell>
          <table:table-cell table:style-name="ce5"/>
          <table:table-cell/>
          <table:table-cell table:style-name="ce5" office:value-type="float" office:value="21.1030299498776" calcext:value-type="float">
            <text:p>21,10</text:p>
          </table:table-cell>
          <table:table-cell table:style-name="ce5" office:value-type="float" office:value="30.0047114634749" calcext:value-type="float">
            <text:p>30,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10-01" calcext:value-type="date">
            <text:p>01-10-17</text:p>
          </table:table-cell>
          <table:table-cell/>
          <table:table-cell table:style-name="Default"/>
          <table:table-cell table:style-name="ce5" office:value-type="float" office:value="195.479217567699" calcext:value-type="float">
            <text:p>195,48</text:p>
          </table:table-cell>
          <table:table-cell table:style-name="ce5" office:value-type="float" office:value="216.850852063095" calcext:value-type="float">
            <text:p>216,85</text:p>
          </table:table-cell>
          <table:table-cell table:style-name="ce5"/>
          <table:table-cell/>
          <table:table-cell table:style-name="ce5" office:value-type="float" office:value="21.4211355842829" calcext:value-type="float">
            <text:p>21,42</text:p>
          </table:table-cell>
          <table:table-cell table:style-name="ce5" office:value-type="float" office:value="25.9615565385004" calcext:value-type="float">
            <text:p>25,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11-01" calcext:value-type="date">
            <text:p>01-11-17</text:p>
          </table:table-cell>
          <table:table-cell/>
          <table:table-cell table:style-name="Default"/>
          <table:table-cell table:style-name="ce5" office:value-type="float" office:value="180.522119615224" calcext:value-type="float">
            <text:p>180,52</text:p>
          </table:table-cell>
          <table:table-cell table:style-name="ce5" office:value-type="float" office:value="189.893605332791" calcext:value-type="float">
            <text:p>189,89</text:p>
          </table:table-cell>
          <table:table-cell table:style-name="ce5"/>
          <table:table-cell/>
          <table:table-cell table:style-name="ce5" office:value-type="float" office:value="22.5174652639299" calcext:value-type="float">
            <text:p>22,52</text:p>
          </table:table-cell>
          <table:table-cell table:style-name="ce5" office:value-type="float" office:value="24.2456602076303" calcext:value-type="float">
            <text:p>24,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12-01" calcext:value-type="date">
            <text:p>01-12-17</text:p>
          </table:table-cell>
          <table:table-cell/>
          <table:table-cell table:style-name="Default"/>
          <table:table-cell table:style-name="ce5" office:value-type="float" office:value="201.746605280797" calcext:value-type="float">
            <text:p>201,75</text:p>
          </table:table-cell>
          <table:table-cell table:style-name="ce5" office:value-type="float" office:value="215.877108165921" calcext:value-type="float">
            <text:p>215,88</text:p>
          </table:table-cell>
          <table:table-cell table:style-name="ce5"/>
          <table:table-cell/>
          <table:table-cell table:style-name="ce5" office:value-type="float" office:value="23.2309720826609" calcext:value-type="float">
            <text:p>23,23</text:p>
          </table:table-cell>
          <table:table-cell table:style-name="ce5" office:value-type="float" office:value="28.4124772073615" calcext:value-type="float">
            <text:p>28,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8-01-01" calcext:value-type="date">
            <text:p>01-01-18</text:p>
          </table:table-cell>
          <table:table-cell/>
          <table:table-cell table:style-name="Default"/>
          <table:table-cell table:style-name="ce5" office:value-type="float" office:value="200.564053898369" calcext:value-type="float">
            <text:p>200,56</text:p>
          </table:table-cell>
          <table:table-cell table:style-name="ce5" office:value-type="float" office:value="226.508770412417" calcext:value-type="float">
            <text:p>226,51</text:p>
          </table:table-cell>
          <table:table-cell table:style-name="ce5"/>
          <table:table-cell/>
          <table:table-cell table:style-name="ce5" office:value-type="float" office:value="23.8776831250949" calcext:value-type="float">
            <text:p>23,88</text:p>
          </table:table-cell>
          <table:table-cell table:style-name="ce5" office:value-type="float" office:value="30.6366769615694" calcext:value-type="float">
            <text:p>30,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8-02-01" calcext:value-type="date">
            <text:p>01-02-18</text:p>
          </table:table-cell>
          <table:table-cell/>
          <table:table-cell table:style-name="Default"/>
          <table:table-cell table:style-name="ce5" office:value-type="float" office:value="209.13950849339" calcext:value-type="float">
            <text:p>209,14</text:p>
          </table:table-cell>
          <table:table-cell table:style-name="ce5" office:value-type="float" office:value="238.902033404945" calcext:value-type="float">
            <text:p>238,90</text:p>
          </table:table-cell>
          <table:table-cell table:style-name="ce5"/>
          <table:table-cell/>
          <table:table-cell table:style-name="ce5" office:value-type="float" office:value="23.4808333502151" calcext:value-type="float">
            <text:p>23,48</text:p>
          </table:table-cell>
          <table:table-cell table:style-name="ce5" office:value-type="float" office:value="32.5388360459976" calcext:value-type="float">
            <text:p>32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date" office:date-value="2018-03-01" calcext:value-type="date">
            <text:p>01-03-18</text:p>
          </table:table-cell>
          <table:table-cell/>
          <table:table-cell table:style-name="Default"/>
          <table:table-cell table:style-name="ce5" office:value-type="float" office:value="230.278338116431" calcext:value-type="float">
            <text:p>230,28</text:p>
          </table:table-cell>
          <table:table-cell table:style-name="ce5" office:value-type="float" office:value="267.531016699979" calcext:value-type="float">
            <text:p>267,53</text:p>
          </table:table-cell>
          <table:table-cell table:style-name="ce5"/>
          <table:table-cell/>
          <table:table-cell table:style-name="ce5" office:value-type="float" office:value="24.8040428460057" calcext:value-type="float">
            <text:p>24,80</text:p>
          </table:table-cell>
          <table:table-cell table:style-name="ce5" office:value-type="float" office:value="38.1170960717686" calcext:value-type="float">
            <text:p>38,12</text:p>
          </table:table-cell>
          <table:table-cell table:style-name="Default" table:number-columns-repeated="3"/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date-style style:name="N112">
      <number:seconds/>
      <number:text>tan</number:text>
      <number:day/>
      <number:text>aa</number:text>
      <number:year number:style="long"/>
      <number:day/>
    </number:date-style>
    <number:number-style style:name="N113">
      <number:number number:decimal-places="0" loext:min-decimal-places="0" number:min-integer-digits="3" number:grouping="true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2" loext:min-decimal-places="2" number:min-integer-digits="0">
        <number:embedded-text number:position="3"> </number:embedded-text>
      </number:number>
    </number:number-style>
    <number:number-style style:name="N119">
      <number:number number:decimal-places="2" loext:min-decimal-places="2" number:min-integer-digits="0">
        <number:embedded-text number:position="6"> </number:embedded-text>
        <number:embedded-text number:position="3"> </number:embedded-text>
      </number:number>
    </number:number-style>
    <number:number-style style:name="N120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9" loext:min-decimal-places="9" number:min-integer-digits="1"/>
    </number:number-style>
    <number:date-style style:name="N126">
      <number:quarter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-00-0000</text:date>, <text:time style:data-style-name="N2" text:time-value="15:05:14.090079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5:00:24.889432942</meta:creation-date>
    <dc:date>2016-03-07T15:16:07.300144950</dc:date>
    <meta:editing-duration>PT11M16S</meta:editing-duration>
    <meta:editing-cycles>8</meta:editing-cycles>
    <meta:generator>LibreOfficeDev/5.2.0.0.alpha0$Linux_X86_64 LibreOffice_project/02734aa459ebf96b10e5da82240704e401563a4e</meta:generator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8:Sheet1.B43 Sheet1.D43:Sheet1.E70" svg:x="0.32cm" svg:y="0.18cm" svg:width="15.36cm" svg:height="8.64cm">
          <chartooo:coordinate-region svg:x="1.603cm" svg:y="0.379cm" svg:width="13.414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43" chart:class="chart:scatter">
            <chart:domain table:cell-range-address="Sheet1.A8:Sheet1.A43"/>
            <chart:data-point chart:repeated="36"/>
          </chart:series>
          <chart:series chart:style-name="ch7" chart:values-cell-range-address="Sheet1.D43:Sheet1.D70" chart:class="chart:scatter">
            <chart:domain table:cell-range-address="Sheet1.A43:Sheet1.A70"/>
            <chart:data-point chart:repeated="28"/>
          </chart:series>
          <chart:series chart:style-name="ch8" chart:values-cell-range-address="Sheet1.E43:Sheet1.E70" chart:class="chart:scatter">
            <chart:domain table:cell-range-address="Sheet1.A43:Sheet1.A7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75">
                <text:p>41275</text:p>
                <draw:g>
                  <svg:desc>Sheet1.A8:Sheet1.A43</svg:desc>
                </draw:g>
              </table:table-cell>
              <table:table-cell office:value-type="float" office:value="112">
                <text:p>112</text:p>
                <draw:g>
                  <svg:desc>Sheet1.B8:Sheet1.B43</svg:desc>
                </draw:g>
              </table:table-cell>
              <table:table-cell office:value-type="float" office:value="42339">
                <text:p>42339</text:p>
                <draw:g>
                  <svg:desc>Sheet1.A43:Sheet1.A70</svg:desc>
                </draw:g>
              </table:table-cell>
              <table:table-cell office:value-type="float" office:value="166">
                <text:p>166</text:p>
                <draw:g>
                  <svg:desc>Sheet1.D43:Sheet1.D70</svg:desc>
                </draw:g>
              </table:table-cell>
              <table:table-cell office:value-type="float" office:value="42339">
                <text:p>42339</text:p>
                <draw:g>
                  <svg:desc>Sheet1.A43:Sheet1.A70</svg:desc>
                </draw:g>
              </table:table-cell>
              <table:table-cell office:value-type="float" office:value="166">
                <text:p>166</text:p>
                <draw:g>
                  <svg:desc>Sheet1.E43:Sheet1.E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6">
                <text:p>41306</text:p>
              </table:table-cell>
              <table:table-cell office:value-type="float" office:value="118">
                <text:p>118</text:p>
              </table:table-cell>
              <table:table-cell office:value-type="float" office:value="42370">
                <text:p>42370</text:p>
              </table:table-cell>
              <table:table-cell office:value-type="float" office:value="165.563797808596">
                <text:p>165.563797808596</text:p>
              </table:table-cell>
              <table:table-cell office:value-type="float" office:value="42370">
                <text:p>42370</text:p>
              </table:table-cell>
              <table:table-cell office:value-type="float" office:value="173.745949032818">
                <text:p>173.74594903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34">
                <text:p>41334</text:p>
              </table:table-cell>
              <table:table-cell office:value-type="float" office:value="132">
                <text:p>132</text:p>
              </table:table-cell>
              <table:table-cell office:value-type="float" office:value="42401">
                <text:p>42401</text:p>
              </table:table-cell>
              <table:table-cell office:value-type="float" office:value="174.139252403617">
                <text:p>174.139252403617</text:p>
              </table:table-cell>
              <table:table-cell office:value-type="float" office:value="42401">
                <text:p>42401</text:p>
              </table:table-cell>
              <table:table-cell office:value-type="float" office:value="183.787265957111">
                <text:p>183.787265957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65">
                <text:p>41365</text:p>
              </table:table-cell>
              <table:table-cell office:value-type="float" office:value="129">
                <text:p>129</text:p>
              </table:table-cell>
              <table:table-cell office:value-type="float" office:value="42430">
                <text:p>42430</text:p>
              </table:table-cell>
              <table:table-cell office:value-type="float" office:value="195.278082026658">
                <text:p>195.278082026658</text:p>
              </table:table-cell>
              <table:table-cell office:value-type="float" office:value="42430">
                <text:p>42430</text:p>
              </table:table-cell>
              <table:table-cell office:value-type="float" office:value="206.399165266807">
                <text:p>206.399165266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95">
                <text:p>41395</text:p>
              </table:table-cell>
              <table:table-cell office:value-type="float" office:value="121">
                <text:p>121</text:p>
              </table:table-cell>
              <table:table-cell office:value-type="float" office:value="42461">
                <text:p>42461</text:p>
              </table:table-cell>
              <table:table-cell office:value-type="float" office:value="185.339158243359">
                <text:p>185.339158243359</text:p>
              </table:table-cell>
              <table:table-cell office:value-type="float" office:value="42461">
                <text:p>42461</text:p>
              </table:table-cell>
              <table:table-cell office:value-type="float" office:value="202.483337817381">
                <text:p>202.483337817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26">
                <text:p>41426</text:p>
              </table:table-cell>
              <table:table-cell office:value-type="float" office:value="135">
                <text:p>135</text:p>
              </table:table-cell>
              <table:table-cell office:value-type="float" office:value="42491">
                <text:p>42491</text:p>
              </table:table-cell>
              <table:table-cell office:value-type="float" office:value="185.286794596348">
                <text:p>185.286794596348</text:p>
              </table:table-cell>
              <table:table-cell office:value-type="float" office:value="42491">
                <text:p>42491</text:p>
              </table:table-cell>
              <table:table-cell office:value-type="float" office:value="190.641123921524">
                <text:p>190.64112392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456">
                <text:p>41456</text:p>
              </table:table-cell>
              <table:table-cell office:value-type="float" office:value="148">
                <text:p>148</text:p>
              </table:table-cell>
              <table:table-cell office:value-type="float" office:value="42522">
                <text:p>42522</text:p>
              </table:table-cell>
              <table:table-cell office:value-type="float" office:value="196.644723155341">
                <text:p>196.644723155341</text:p>
              </table:table-cell>
              <table:table-cell office:value-type="float" office:value="42522">
                <text:p>42522</text:p>
              </table:table-cell>
              <table:table-cell office:value-type="float" office:value="213.483211306267">
                <text:p>213.483211306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487">
                <text:p>41487</text:p>
              </table:table-cell>
              <table:table-cell office:value-type="float" office:value="148">
                <text:p>148</text:p>
              </table:table-cell>
              <table:table-cell office:value-type="float" office:value="42552">
                <text:p>42552</text:p>
              </table:table-cell>
              <table:table-cell office:value-type="float" office:value="215.059081287518">
                <text:p>215.059081287518</text:p>
              </table:table-cell>
              <table:table-cell office:value-type="float" office:value="42552">
                <text:p>42552</text:p>
              </table:table-cell>
              <table:table-cell office:value-type="float" office:value="234.886744883615">
                <text:p>234.886744883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18">
                <text:p>41518</text:p>
              </table:table-cell>
              <table:table-cell office:value-type="float" office:value="136">
                <text:p>136</text:p>
              </table:table-cell>
              <table:table-cell office:value-type="float" office:value="42583">
                <text:p>42583</text:p>
              </table:table-cell>
              <table:table-cell office:value-type="float" office:value="213.233880889475">
                <text:p>213.233880889475</text:p>
              </table:table-cell>
              <table:table-cell office:value-type="float" office:value="42583">
                <text:p>42583</text:p>
              </table:table-cell>
              <table:table-cell office:value-type="float" office:value="235.718895043652">
                <text:p>235.718895043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548">
                <text:p>41548</text:p>
              </table:table-cell>
              <table:table-cell office:value-type="float" office:value="119">
                <text:p>119</text:p>
              </table:table-cell>
              <table:table-cell office:value-type="float" office:value="42614">
                <text:p>42614</text:p>
              </table:table-cell>
              <table:table-cell office:value-type="float" office:value="198.870060704206">
                <text:p>198.870060704206</text:p>
              </table:table-cell>
              <table:table-cell office:value-type="float" office:value="42614">
                <text:p>42614</text:p>
              </table:table-cell>
              <table:table-cell office:value-type="float" office:value="217.358909191697">
                <text:p>217.358909191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79">
                <text:p>41579</text:p>
              </table:table-cell>
              <table:table-cell office:value-type="float" office:value="104">
                <text:p>104</text:p>
              </table:table-cell>
              <table:table-cell office:value-type="float" office:value="42644">
                <text:p>42644</text:p>
              </table:table-cell>
              <table:table-cell office:value-type="float" office:value="177.979089522812">
                <text:p>177.979089522812</text:p>
              </table:table-cell>
              <table:table-cell office:value-type="float" office:value="42644">
                <text:p>42644</text:p>
              </table:table-cell>
              <table:table-cell office:value-type="float" office:value="190.836835067215">
                <text:p>190.836835067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609">
                <text:p>41609</text:p>
              </table:table-cell>
              <table:table-cell office:value-type="float" office:value="118">
                <text:p>118</text:p>
              </table:table-cell>
              <table:table-cell office:value-type="float" office:value="42675">
                <text:p>42675</text:p>
              </table:table-cell>
              <table:table-cell office:value-type="float" office:value="163.021991570337">
                <text:p>163.021991570337</text:p>
              </table:table-cell>
              <table:table-cell office:value-type="float" office:value="42675">
                <text:p>42675</text:p>
              </table:table-cell>
              <table:table-cell office:value-type="float" office:value="167.338929526706">
                <text:p>167.338929526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40">
                <text:p>41640</text:p>
              </table:table-cell>
              <table:table-cell office:value-type="float" office:value="115">
                <text:p>115</text:p>
              </table:table-cell>
              <table:table-cell office:value-type="float" office:value="42705">
                <text:p>42705</text:p>
              </table:table-cell>
              <table:table-cell office:value-type="float" office:value="184.246477235911">
                <text:p>184.246477235911</text:p>
              </table:table-cell>
              <table:table-cell office:value-type="float" office:value="42705">
                <text:p>42705</text:p>
              </table:table-cell>
              <table:table-cell office:value-type="float" office:value="190.487537765425">
                <text:p>190.487537765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71">
                <text:p>41671</text:p>
              </table:table-cell>
              <table:table-cell office:value-type="float" office:value="126">
                <text:p>126</text:p>
              </table:table-cell>
              <table:table-cell office:value-type="float" office:value="42736">
                <text:p>42736</text:p>
              </table:table-cell>
              <table:table-cell office:value-type="float" office:value="183.063925853482">
                <text:p>183.063925853482</text:p>
              </table:table-cell>
              <table:table-cell office:value-type="float" office:value="42736">
                <text:p>42736</text:p>
              </table:table-cell>
              <table:table-cell office:value-type="float" office:value="200.127359722618">
                <text:p>200.127359722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99">
                <text:p>41699</text:p>
              </table:table-cell>
              <table:table-cell office:value-type="float" office:value="141">
                <text:p>141</text:p>
              </table:table-cell>
              <table:table-cell office:value-type="float" office:value="42767">
                <text:p>42767</text:p>
              </table:table-cell>
              <table:table-cell office:value-type="float" office:value="191.639380448504">
                <text:p>191.639380448504</text:p>
              </table:table-cell>
              <table:table-cell office:value-type="float" office:value="42767">
                <text:p>42767</text:p>
              </table:table-cell>
              <table:table-cell office:value-type="float" office:value="211.344649681028">
                <text:p>211.344649681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30">
                <text:p>41730</text:p>
              </table:table-cell>
              <table:table-cell office:value-type="float" office:value="135">
                <text:p>135</text:p>
              </table:table-cell>
              <table:table-cell office:value-type="float" office:value="42795">
                <text:p>42795</text:p>
              </table:table-cell>
              <table:table-cell office:value-type="float" office:value="212.778210071544">
                <text:p>212.778210071544</text:p>
              </table:table-cell>
              <table:table-cell office:value-type="float" office:value="42795">
                <text:p>42795</text:p>
              </table:table-cell>
              <table:table-cell office:value-type="float" office:value="236.965090983393">
                <text:p>236.965090983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60">
                <text:p>41760</text:p>
              </table:table-cell>
              <table:table-cell office:value-type="float" office:value="125">
                <text:p>125</text:p>
              </table:table-cell>
              <table:table-cell office:value-type="float" office:value="42826">
                <text:p>42826</text:p>
              </table:table-cell>
              <table:table-cell office:value-type="float" office:value="202.839286288246">
                <text:p>202.839286288246</text:p>
              </table:table-cell>
              <table:table-cell office:value-type="float" office:value="42826">
                <text:p>42826</text:p>
              </table:table-cell>
              <table:table-cell office:value-type="float" office:value="232.103818773717">
                <text:p>232.103818773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91">
                <text:p>41791</text:p>
              </table:table-cell>
              <table:table-cell office:value-type="float" office:value="149">
                <text:p>149</text:p>
              </table:table-cell>
              <table:table-cell office:value-type="float" office:value="42856">
                <text:p>42856</text:p>
              </table:table-cell>
              <table:table-cell office:value-type="float" office:value="202.786922641234">
                <text:p>202.786922641234</text:p>
              </table:table-cell>
              <table:table-cell office:value-type="float" office:value="42856">
                <text:p>42856</text:p>
              </table:table-cell>
              <table:table-cell office:value-type="float" office:value="218.193378775663">
                <text:p>218.193378775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21">
                <text:p>41821</text:p>
              </table:table-cell>
              <table:table-cell office:value-type="float" office:value="170">
                <text:p>170</text:p>
              </table:table-cell>
              <table:table-cell office:value-type="float" office:value="42887">
                <text:p>42887</text:p>
              </table:table-cell>
              <table:table-cell office:value-type="float" office:value="214.144851200228">
                <text:p>214.144851200228</text:p>
              </table:table-cell>
              <table:table-cell office:value-type="float" office:value="42887">
                <text:p>42887</text:p>
              </table:table-cell>
              <table:table-cell office:value-type="float" office:value="243.969532849646">
                <text:p>243.969532849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52">
                <text:p>41852</text:p>
              </table:table-cell>
              <table:table-cell office:value-type="float" office:value="170">
                <text:p>170</text:p>
              </table:table-cell>
              <table:table-cell office:value-type="float" office:value="42917">
                <text:p>42917</text:p>
              </table:table-cell>
              <table:table-cell office:value-type="float" office:value="232.559209332405">
                <text:p>232.559209332405</text:p>
              </table:table-cell>
              <table:table-cell office:value-type="float" office:value="42917">
                <text:p>42917</text:p>
              </table:table-cell>
              <table:table-cell office:value-type="float" office:value="268.03510577085">
                <text:p>268.03510577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883">
                <text:p>41883</text:p>
              </table:table-cell>
              <table:table-cell office:value-type="float" office:value="158">
                <text:p>158</text:p>
              </table:table-cell>
              <table:table-cell office:value-type="float" office:value="42948">
                <text:p>42948</text:p>
              </table:table-cell>
              <table:table-cell office:value-type="float" office:value="230.734008934362">
                <text:p>230.734008934362</text:p>
              </table:table-cell>
              <table:table-cell office:value-type="float" office:value="42948">
                <text:p>42948</text:p>
              </table:table-cell>
              <table:table-cell office:value-type="float" office:value="268.59802115122">
                <text:p>268.59802115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13">
                <text:p>41913</text:p>
              </table:table-cell>
              <table:table-cell office:value-type="float" office:value="133">
                <text:p>133</text:p>
              </table:table-cell>
              <table:table-cell office:value-type="float" office:value="42979">
                <text:p>42979</text:p>
              </table:table-cell>
              <table:table-cell office:value-type="float" office:value="216.370188749093">
                <text:p>216.370188749093</text:p>
              </table:table-cell>
              <table:table-cell office:value-type="float" office:value="42979">
                <text:p>42979</text:p>
              </table:table-cell>
              <table:table-cell office:value-type="float" office:value="247.328741800136">
                <text:p>247.328741800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4">
                <text:p>41944</text:p>
              </table:table-cell>
              <table:table-cell office:value-type="float" office:value="114">
                <text:p>114</text:p>
              </table:table-cell>
              <table:table-cell office:value-type="float" office:value="43009">
                <text:p>43009</text:p>
              </table:table-cell>
              <table:table-cell office:value-type="float" office:value="195.479217567699">
                <text:p>195.479217567699</text:p>
              </table:table-cell>
              <table:table-cell office:value-type="float" office:value="43009">
                <text:p>43009</text:p>
              </table:table-cell>
              <table:table-cell office:value-type="float" office:value="216.850852063095">
                <text:p>216.850852063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974">
                <text:p>41974</text:p>
              </table:table-cell>
              <table:table-cell office:value-type="float" office:value="140">
                <text:p>140</text:p>
              </table:table-cell>
              <table:table-cell office:value-type="float" office:value="43040">
                <text:p>43040</text:p>
              </table:table-cell>
              <table:table-cell office:value-type="float" office:value="180.522119615224">
                <text:p>180.522119615224</text:p>
              </table:table-cell>
              <table:table-cell office:value-type="float" office:value="43040">
                <text:p>43040</text:p>
              </table:table-cell>
              <table:table-cell office:value-type="float" office:value="189.893605332791">
                <text:p>189.893605332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05">
                <text:p>42005</text:p>
              </table:table-cell>
              <table:table-cell office:value-type="float" office:value="145">
                <text:p>145</text:p>
              </table:table-cell>
              <table:table-cell office:value-type="float" office:value="43070">
                <text:p>43070</text:p>
              </table:table-cell>
              <table:table-cell office:value-type="float" office:value="201.746605280797">
                <text:p>201.746605280797</text:p>
              </table:table-cell>
              <table:table-cell office:value-type="float" office:value="43070">
                <text:p>43070</text:p>
              </table:table-cell>
              <table:table-cell office:value-type="float" office:value="215.877108165921">
                <text:p>215.877108165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36">
                <text:p>42036</text:p>
              </table:table-cell>
              <table:table-cell office:value-type="float" office:value="150">
                <text:p>150</text:p>
              </table:table-cell>
              <table:table-cell office:value-type="float" office:value="43101">
                <text:p>43101</text:p>
              </table:table-cell>
              <table:table-cell office:value-type="float" office:value="200.564053898369">
                <text:p>200.564053898369</text:p>
              </table:table-cell>
              <table:table-cell office:value-type="float" office:value="43101">
                <text:p>43101</text:p>
              </table:table-cell>
              <table:table-cell office:value-type="float" office:value="226.508770412417">
                <text:p>226.508770412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64">
                <text:p>42064</text:p>
              </table:table-cell>
              <table:table-cell office:value-type="float" office:value="178">
                <text:p>178</text:p>
              </table:table-cell>
              <table:table-cell office:value-type="float" office:value="43132">
                <text:p>43132</text:p>
              </table:table-cell>
              <table:table-cell office:value-type="float" office:value="209.13950849339">
                <text:p>209.13950849339</text:p>
              </table:table-cell>
              <table:table-cell office:value-type="float" office:value="43132">
                <text:p>43132</text:p>
              </table:table-cell>
              <table:table-cell office:value-type="float" office:value="238.902033404945">
                <text:p>238.902033404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95">
                <text:p>42095</text:p>
              </table:table-cell>
              <table:table-cell office:value-type="float" office:value="163">
                <text:p>163</text:p>
              </table:table-cell>
              <table:table-cell office:value-type="float" office:value="43160">
                <text:p>43160</text:p>
              </table:table-cell>
              <table:table-cell office:value-type="float" office:value="230.278338116431">
                <text:p>230.278338116431</text:p>
              </table:table-cell>
              <table:table-cell office:value-type="float" office:value="43160">
                <text:p>43160</text:p>
              </table:table-cell>
              <table:table-cell office:value-type="float" office:value="267.531016699979">
                <text:p>267.531016699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5">
                <text:p>4212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56">
                <text:p>42156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186">
                <text:p>4218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217">
                <text:p>4221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48">
                <text:p>42248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278">
                <text:p>4227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309">
                <text:p>42309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339">
                <text:p>42339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2.0.0.alpha0$Linux_X86_64 LibreOffice_project/02734aa459ebf96b10e5da82240704e401563a4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